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AnyAula</text:p>
          </table:table-cell>
          <table:table-cell table:number-columns-repeated="9"/>
          <table:table-cell office:value-type="string" calcext:value-type="string">
            <text:p>#it</text:p>
          </table:table-cell>
          <table:table-cell/>
          <table:table-cell office:value-type="string" calcext:value-type="string">
            <text:p>#eval</text:p>
          </table:table-cell>
          <table:table-cell/>
          <table:table-cell office:value-type="string" calcext:value-type="string">
            <text:p>risk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(x)</text:p>
          </table:table-cell>
          <table:table-cell office:value-type="float" office:value="0.834755" calcext:value-type="float">
            <text:p>0.834755</text:p>
          </table:table-cell>
          <table:table-cell table:formula="of:=[.D2]-[.D26]" office:value-type="float" office:value="0" calcext:value-type="float">
            <text:p>0</text:p>
          </table:table-cell>
          <table:table-cell office:value-type="string" calcext:value-type="string">
            <text:p>compl</text:p>
          </table:table-cell>
          <table:table-cell office:value-type="float" office:value="0.0898952" calcext:value-type="float">
            <text:p>0.0898952</text:p>
          </table:table-cell>
          <table:table-cell table:number-columns-repeated="2"/>
          <table:table-cell office:value-type="string" calcext:value-type="string">
            <text:p>AnyAula</text:p>
          </table:table-cell>
          <table:table-cell table:formula="of:=AVERAGE([.A2:.A5])" office:value-type="float" office:value="20.25" calcext:value-type="float">
            <text:p>20.25</text:p>
          </table:table-cell>
          <table:table-cell table:formula="of:=STDEV([.A2:.A5])/SQRT(5)" office:value-type="float" office:value="2.34875853732704" calcext:value-type="float">
            <text:p>2.3487585373</text:p>
          </table:table-cell>
          <table:table-cell table:formula="of:=AVERAGE([.B2:.B5])" office:value-type="float" office:value="48.25" calcext:value-type="float">
            <text:p>48.25</text:p>
          </table:table-cell>
          <table:table-cell table:formula="of:=STDEV([.B2:.B5])/SQRT(5)" office:value-type="float" office:value="4.9311932295" calcext:value-type="float">
            <text:p>4.9311932295</text:p>
          </table:table-cell>
          <table:table-cell table:formula="of:=AVERAGE([.E2:.E5])" office:value-type="float" office:value="0.054581" calcext:value-type="float">
            <text:p>0.054581</text:p>
          </table:table-cell>
          <table:table-cell table:formula="of:=STDEV([.E2:.E5])/SQRT(5)" office:value-type="float" office:value="0.0338429043789093" calcext:value-type="float">
            <text:p>0.033842904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(x)</text:p>
          </table:table-cell>
          <table:table-cell office:value-type="float" office:value="0.748323" calcext:value-type="float">
            <text:p>0.748323</text:p>
          </table:table-cell>
          <table:table-cell table:formula="of:=[.D3]-[.D27]" office:value-type="float" office:value="0" calcext:value-type="float">
            <text:p>0</text:p>
          </table:table-cell>
          <table:table-cell office:value-type="string" calcext:value-type="string">
            <text:p>compl</text:p>
          </table:table-cell>
          <table:table-cell office:value-type="float" office:value="0.018113" calcext:value-type="float">
            <text:p>0.018113</text:p>
          </table:table-cell>
          <table:table-cell table:number-columns-repeated="2"/>
          <table:table-cell office:value-type="string" calcext:value-type="string">
            <text:p>Aula</text:p>
          </table:table-cell>
          <table:table-cell table:formula="of:=AVERAGE([.A8:.A12])" office:value-type="float" office:value="22.8" calcext:value-type="float">
            <text:p>22.8</text:p>
          </table:table-cell>
          <table:table-cell table:formula="of:=STDEV([.A8:.A12])/SQRT(5)" office:value-type="float" office:value="1.28062484748657" calcext:value-type="float">
            <text:p>1.2806248475</text:p>
          </table:table-cell>
          <table:table-cell table:formula="of:=AVERAGE([.B8:.B12])" office:value-type="float" office:value="64.2" calcext:value-type="float">
            <text:p>64.2</text:p>
          </table:table-cell>
          <table:table-cell table:formula="of:=STDEV([.B8:.B12])/SQRT(5)" office:value-type="float" office:value="2.03469899493758" calcext:value-type="float">
            <text:p>2.0346989949</text:p>
          </table:table-cell>
          <table:table-cell table:formula="of:=AVERAGE([.E8:.E12])" office:value-type="float" office:value="0.1397612" calcext:value-type="float">
            <text:p>0.1397612</text:p>
          </table:table-cell>
          <table:table-cell table:formula="of:=STDEV([.E8:.E12])/SQRT(5)" office:value-type="float" office:value="0.11657038599979" calcext:value-type="float">
            <text:p>0.1165703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(x)</text:p>
          </table:table-cell>
          <table:table-cell office:value-type="float" office:value="1.06737" calcext:value-type="float">
            <text:p>1.06737</text:p>
          </table:table-cell>
          <table:table-cell table:formula="of:=[.D4]-[.D28]" office:value-type="float" office:value="0.05786" calcext:value-type="float">
            <text:p>0.05786</text:p>
          </table:table-cell>
          <table:table-cell office:value-type="string" calcext:value-type="string">
            <text:p>compl</text:p>
          </table:table-cell>
          <table:table-cell office:value-type="float" office:value="0.0811955" calcext:value-type="float">
            <text:p>0.0811955</text:p>
          </table:table-cell>
          <table:table-cell table:number-columns-repeated="2"/>
          <table:table-cell office:value-type="string" calcext:value-type="string">
            <text:p>LogBarrier</text:p>
          </table:table-cell>
          <table:table-cell table:formula="of:=AVERAGE([.A14:.A18])" office:value-type="float" office:value="11" calcext:value-type="float">
            <text:p>11</text:p>
          </table:table-cell>
          <table:table-cell table:formula="of:=STDEV([.A14:.A18])" office:value-type="float" office:value="0" calcext:value-type="float">
            <text:p>0</text:p>
          </table:table-cell>
          <table:table-cell table:formula="of:=AVERAGE([.B14:.B18])" office:value-type="float" office:value="60.2" calcext:value-type="float">
            <text:p>60.2</text:p>
          </table:table-cell>
          <table:table-cell table:formula="of:=STDEV([.B14:.B18])/SQRT(5)" office:value-type="float" office:value="3.97994974842648" calcext:value-type="float">
            <text:p>3.9799497484</text:p>
          </table:table-cell>
          <table:table-cell table:formula="of:=AVERAGE([.E14:.E18])" office:value-type="float" office:value="72337.6002744" calcext:value-type="float">
            <text:p>72337.6002744</text:p>
          </table:table-cell>
          <table:table-cell table:formula="of:=STDEV([.E14:.E18])/SQRT(5)" office:value-type="float" office:value="3325.01284220205" calcext:value-type="float">
            <text:p>3325.01284220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(x)</text:p>
          </table:table-cell>
          <table:table-cell office:value-type="float" office:value="0.963189" calcext:value-type="float">
            <text:p>0.963189</text:p>
          </table:table-cell>
          <table:table-cell table:formula="of:=[.D5]-[.D29]" office:value-type="float" office:value="0.160464" calcext:value-type="float">
            <text:p>0.160464</text:p>
          </table:table-cell>
          <table:table-cell office:value-type="string" calcext:value-type="string">
            <text:p>compl</text:p>
          </table:table-cell>
          <table:table-cell office:value-type="float" office:value="0.0451753" calcext:value-type="float">
            <text:p>0.0451753</text:p>
          </table:table-cell>
          <table:table-cell table:number-columns-repeated="2"/>
          <table:table-cell office:value-type="string" calcext:value-type="string">
            <text:p>SqrP</text:p>
          </table:table-cell>
          <table:table-cell table:formula="of:=AVERAGE([.A20:.A24])" office:value-type="float" office:value="11" calcext:value-type="float">
            <text:p>11</text:p>
          </table:table-cell>
          <table:table-cell table:formula="of:=STDEV([.A20:.A24])" office:value-type="float" office:value="0" calcext:value-type="float">
            <text:p>0</text:p>
          </table:table-cell>
          <table:table-cell table:formula="of:=AVERAGE([.B20:.B24])" office:value-type="float" office:value="42.6" calcext:value-type="float">
            <text:p>42.6</text:p>
          </table:table-cell>
          <table:table-cell table:formula="of:=STDEV([.B20:.B24])/SQRT(5)" office:value-type="float" office:value="3.18747549010185" calcext:value-type="float">
            <text:p>3.1874754901</text:p>
          </table:table-cell>
          <table:table-cell table:formula="of:=AVERAGE([.E20:.E24])" office:value-type="float" office:value="4.4493604" calcext:value-type="float">
            <text:p>4.4493604</text:p>
          </table:table-cell>
          <table:table-cell table:formula="of:=STDEV([.E20:.E24])/SQRT(5)" office:value-type="float" office:value="0.910695012161678" calcext:value-type="float">
            <text:p>0.91069501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(x)</text:p>
          </table:table-cell>
          <table:table-cell office:value-type="float" office:value="0.865884" calcext:value-type="float">
            <text:p>0.865884</text:p>
          </table:table-cell>
          <table:table-cell table:formula="of:=[.D6]-[.D30]" office:value-type="float" office:value="-0.037431" calcext:value-type="float">
            <text:p>-0.037431</text:p>
          </table:table-cell>
          <table:table-cell office:value-type="string" calcext:value-type="string">
            <text:p>compl</text:p>
          </table:table-cell>
          <table:table-cell office:value-type="float" office:value="0.0263624" calcext:value-type="float">
            <text:p>0.0263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ula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(x)</text:p>
          </table:table-cell>
          <table:table-cell office:value-type="float" office:value="0.933884" calcext:value-type="float">
            <text:p>0.933884</text:p>
          </table:table-cell>
          <table:table-cell table:formula="of:=[.D8]-[.D26]" office:value-type="float" office:value="0.099129" calcext:value-type="float">
            <text:p>0.099129</text:p>
          </table:table-cell>
          <table:table-cell office:value-type="string" calcext:value-type="string">
            <text:p>compl</text:p>
          </table:table-cell>
          <table:table-cell office:value-type="float" office:value="0.0456505" calcext:value-type="float">
            <text:p>0.0456505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(x)</text:p>
          </table:table-cell>
          <table:table-cell office:value-type="float" office:value="1.348" calcext:value-type="float">
            <text:p>1.348</text:p>
          </table:table-cell>
          <table:table-cell table:formula="of:=[.D9]-[.D27]" office:value-type="float" office:value="0.599677" calcext:value-type="float">
            <text:p>0.599677</text:p>
          </table:table-cell>
          <table:table-cell office:value-type="string" calcext:value-type="string">
            <text:p>compl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(x)</text:p>
          </table:table-cell>
          <table:table-cell office:value-type="float" office:value="1.00951" calcext:value-type="float">
            <text:p>1.00951</text:p>
          </table:table-cell>
          <table:table-cell table:formula="of:=[.D10]-[.D28]" office:value-type="float" office:value="0" calcext:value-type="float">
            <text:p>0</text:p>
          </table:table-cell>
          <table:table-cell office:value-type="string" calcext:value-type="string">
            <text:p>compl</text:p>
          </table:table-cell>
          <table:table-cell office:value-type="float" office:value="0.00782506" calcext:value-type="float">
            <text:p>0.00782506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(x)</text:p>
          </table:table-cell>
          <table:table-cell office:value-type="float" office:value="0.802725" calcext:value-type="float">
            <text:p>0.802725</text:p>
          </table:table-cell>
          <table:table-cell table:formula="of:=[.D11]-[.D29]" office:value-type="float" office:value="0" calcext:value-type="float">
            <text:p>0</text:p>
          </table:table-cell>
          <table:table-cell office:value-type="string" calcext:value-type="string">
            <text:p>compl</text:p>
          </table:table-cell>
          <table:table-cell office:value-type="float" office:value="0.0828192" calcext:value-type="float">
            <text:p>0.0828192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(x)</text:p>
          </table:table-cell>
          <table:table-cell office:value-type="float" office:value="0.903315" calcext:value-type="float">
            <text:p>0.903315</text:p>
          </table:table-cell>
          <table:table-cell table:formula="of:=[.D12]-[.D30]" office:value-type="float" office:value="0" calcext:value-type="float">
            <text:p>0</text:p>
          </table:table-cell>
          <table:table-cell office:value-type="string" calcext:value-type="string">
            <text:p>compl</text:p>
          </table:table-cell>
          <table:table-cell office:value-type="float" office:value="0.0354325" calcext:value-type="float">
            <text:p>0.03543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gBarrier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(x)</text:p>
          </table:table-cell>
          <table:table-cell office:value-type="float" office:value="69931.8" calcext:value-type="float">
            <text:p>69931.8</text:p>
          </table:table-cell>
          <table:table-cell table:formula="of:=[.D14]-[.D26]" office:value-type="float" office:value="69930.965245" calcext:value-type="float">
            <text:p>69930.965245</text:p>
          </table:table-cell>
          <table:table-cell office:value-type="string" calcext:value-type="string">
            <text:p>compl</text:p>
          </table:table-cell>
          <table:table-cell office:value-type="float" office:value="0.0000742781" calcext:value-type="float">
            <text:p>7.42781E-005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(x)</text:p>
          </table:table-cell>
          <table:table-cell office:value-type="float" office:value="82766.6" calcext:value-type="float">
            <text:p>82766.6</text:p>
          </table:table-cell>
          <table:table-cell table:formula="of:=[.D15]-[.D27]" office:value-type="float" office:value="82765.851677" calcext:value-type="float">
            <text:p>82765.851677</text:p>
          </table:table-cell>
          <table:table-cell office:value-type="string" calcext:value-type="string">
            <text:p>compl</text:p>
          </table:table-cell>
          <table:table-cell office:value-type="float" office:value="0.0000449583" calcext:value-type="float">
            <text:p>4.49583E-005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(x)</text:p>
          </table:table-cell>
          <table:table-cell office:value-type="float" office:value="77038.1" calcext:value-type="float">
            <text:p>77038.1</text:p>
          </table:table-cell>
          <table:table-cell table:formula="of:=[.D16]-[.D28]" office:value-type="float" office:value="77037.09049" calcext:value-type="float">
            <text:p>77037.09049</text:p>
          </table:table-cell>
          <table:table-cell office:value-type="string" calcext:value-type="string">
            <text:p>compl</text:p>
          </table:table-cell>
          <table:table-cell office:value-type="float" office:value="0.00000519432" calcext:value-type="float">
            <text:p>5.19432E-006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(x)</text:p>
          </table:table-cell>
          <table:table-cell office:value-type="float" office:value="64640.8" calcext:value-type="float">
            <text:p>64640.8</text:p>
          </table:table-cell>
          <table:table-cell table:formula="of:=[.D17]-[.D29]" office:value-type="float" office:value="64639.997275" calcext:value-type="float">
            <text:p>64639.997275</text:p>
          </table:table-cell>
          <table:table-cell office:value-type="string" calcext:value-type="string">
            <text:p>compl</text:p>
          </table:table-cell>
          <table:table-cell office:value-type="float" office:value="0.0000567116" calcext:value-type="float">
            <text:p>5.67116E-005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(x)</text:p>
          </table:table-cell>
          <table:table-cell office:value-type="float" office:value="67315" calcext:value-type="float">
            <text:p>67315</text:p>
          </table:table-cell>
          <table:table-cell table:formula="of:=[.D18]-[.D30]" office:value-type="float" office:value="67314.096685" calcext:value-type="float">
            <text:p>67314.096685</text:p>
          </table:table-cell>
          <table:table-cell office:value-type="string" calcext:value-type="string">
            <text:p>compl</text:p>
          </table:table-cell>
          <table:table-cell office:value-type="float" office:value="0.00018048" calcext:value-type="float">
            <text:p>0.000180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qrPenalty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(x)</text:p>
          </table:table-cell>
          <table:table-cell office:value-type="float" office:value="5.39379" calcext:value-type="float">
            <text:p>5.39379</text:p>
          </table:table-cell>
          <table:table-cell table:formula="of:=[.D20]-[.D26]" office:value-type="float" office:value="4.559035" calcext:value-type="float">
            <text:p>4.559035</text:p>
          </table:table-cell>
          <table:table-cell office:value-type="string" calcext:value-type="string">
            <text:p>compl</text:p>
          </table:table-cell>
          <table:table-cell office:value-type="float" office:value="0.326889" calcext:value-type="float">
            <text:p>0.326889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(x)</text:p>
          </table:table-cell>
          <table:table-cell office:value-type="float" office:value="5.31254" calcext:value-type="float">
            <text:p>5.31254</text:p>
          </table:table-cell>
          <table:table-cell table:formula="of:=[.D21]-[.D27]" office:value-type="float" office:value="4.564217" calcext:value-type="float">
            <text:p>4.564217</text:p>
          </table:table-cell>
          <table:table-cell office:value-type="string" calcext:value-type="string">
            <text:p>compl</text:p>
          </table:table-cell>
          <table:table-cell office:value-type="float" office:value="1.24066" calcext:value-type="float">
            <text:p>1.24066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(x)</text:p>
          </table:table-cell>
          <table:table-cell office:value-type="float" office:value="2.58045" calcext:value-type="float">
            <text:p>2.58045</text:p>
          </table:table-cell>
          <table:table-cell table:formula="of:=[.D22]-[.D28]" office:value-type="float" office:value="1.57094" calcext:value-type="float">
            <text:p>1.57094</text:p>
          </table:table-cell>
          <table:table-cell office:value-type="string" calcext:value-type="string">
            <text:p>compl</text:p>
          </table:table-cell>
          <table:table-cell office:value-type="float" office:value="0.544676" calcext:value-type="float">
            <text:p>0.544676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(x)</text:p>
          </table:table-cell>
          <table:table-cell office:value-type="float" office:value="8.12098" calcext:value-type="float">
            <text:p>8.12098</text:p>
          </table:table-cell>
          <table:table-cell table:formula="of:=[.D23]-[.D29]" office:value-type="float" office:value="7.318255" calcext:value-type="float">
            <text:p>7.318255</text:p>
          </table:table-cell>
          <table:table-cell office:value-type="string" calcext:value-type="string">
            <text:p>compl</text:p>
          </table:table-cell>
          <table:table-cell office:value-type="float" office:value="0.176406" calcext:value-type="float">
            <text:p>0.176406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(x)</text:p>
          </table:table-cell>
          <table:table-cell office:value-type="float" office:value="5.13767" calcext:value-type="float">
            <text:p>5.13767</text:p>
          </table:table-cell>
          <table:table-cell table:formula="of:=[.D24]-[.D30]" office:value-type="float" office:value="4.234355" calcext:value-type="float">
            <text:p>4.234355</text:p>
          </table:table-cell>
          <table:table-cell office:value-type="string" calcext:value-type="string">
            <text:p>compl</text:p>
          </table:table-cell>
          <table:table-cell office:value-type="float" office:value="0.189169" calcext:value-type="float">
            <text:p>0.1891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15"/>
        </table:table-row>
        <table:table-row table:style-name="ro1">
          <table:table-cell table:formula="of:=MIN([.A2];[.A8];[.A14];[.A20])" office:value-type="float" office:value="11" calcext:value-type="float">
            <text:p>11</text:p>
          </table:table-cell>
          <table:table-cell table:formula="of:=MIN([.B2];[.B8];[.B14];[.B20])" office:value-type="float" office:value="40" calcext:value-type="float">
            <text:p>40</text:p>
          </table:table-cell>
          <table:table-cell/>
          <table:table-cell table:formula="of:=MIN([.D2];[.D8];[.D14];[.D20])" office:value-type="float" office:value="0.834755" calcext:value-type="float">
            <text:p>0.834755</text:p>
          </table:table-cell>
          <table:table-cell table:number-columns-repeated="2"/>
          <table:table-cell table:formula="of:=MIN([.G2];[.G8];[.G14];[.G20])" office:value-type="float" office:value="0.0000742781" calcext:value-type="float">
            <text:p>7.42781E-005</text:p>
          </table:table-cell>
          <table:table-cell table:number-columns-repeated="9"/>
        </table:table-row>
        <table:table-row table:style-name="ro1">
          <table:table-cell table:formula="of:=MIN([.A3];[.A9];[.A15];[.A21])" office:value-type="float" office:value="11" calcext:value-type="float">
            <text:p>11</text:p>
          </table:table-cell>
          <table:table-cell table:formula="of:=MIN([.B3];[.B9];[.B15];[.B21])" office:value-type="float" office:value="52" calcext:value-type="float">
            <text:p>52</text:p>
          </table:table-cell>
          <table:table-cell/>
          <table:table-cell table:formula="of:=MIN([.D3];[.D9];[.D15];[.D21])" office:value-type="float" office:value="0.748323" calcext:value-type="float">
            <text:p>0.748323</text:p>
          </table:table-cell>
          <table:table-cell table:number-columns-repeated="2"/>
          <table:table-cell table:formula="of:=MIN([.G3];[.G9];[.G15];[.G21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MIN([.A4];[.A10];[.A16];[.A22])" office:value-type="float" office:value="11" calcext:value-type="float">
            <text:p>11</text:p>
          </table:table-cell>
          <table:table-cell table:formula="of:=MIN([.B4];[.B10];[.B16];[.B22])" office:value-type="float" office:value="35" calcext:value-type="float">
            <text:p>35</text:p>
          </table:table-cell>
          <table:table-cell/>
          <table:table-cell table:formula="of:=MIN([.D4];[.D10];[.D16];[.D22])" office:value-type="float" office:value="1.00951" calcext:value-type="float">
            <text:p>1.00951</text:p>
          </table:table-cell>
          <table:table-cell table:number-columns-repeated="2"/>
          <table:table-cell table:formula="of:=MIN([.G4];[.G10];[.G16];[.G22])" office:value-type="float" office:value="0.00000519432" calcext:value-type="float">
            <text:p>5.19432E-006</text:p>
          </table:table-cell>
          <table:table-cell table:number-columns-repeated="9"/>
        </table:table-row>
        <table:table-row table:style-name="ro1">
          <table:table-cell table:formula="of:=MIN([.A5];[.A11];[.A17];[.A23])" office:value-type="float" office:value="11" calcext:value-type="float">
            <text:p>11</text:p>
          </table:table-cell>
          <table:table-cell table:formula="of:=MIN([.B5];[.B11];[.B17];[.B23])" office:value-type="float" office:value="29" calcext:value-type="float">
            <text:p>29</text:p>
          </table:table-cell>
          <table:table-cell/>
          <table:table-cell table:formula="of:=MIN([.D5];[.D11];[.D17];[.D23])" office:value-type="float" office:value="0.802725" calcext:value-type="float">
            <text:p>0.802725</text:p>
          </table:table-cell>
          <table:table-cell table:number-columns-repeated="2"/>
          <table:table-cell table:formula="of:=MIN([.G5];[.G11];[.G17];[.G23])" office:value-type="float" office:value="0.0000567116" calcext:value-type="float">
            <text:p>5.67116E-005</text:p>
          </table:table-cell>
          <table:table-cell table:number-columns-repeated="9"/>
        </table:table-row>
        <table:table-row table:style-name="ro1">
          <table:table-cell table:formula="of:=MIN([.A5];[.A12];[.A18];[.A24])" office:value-type="float" office:value="11" calcext:value-type="float">
            <text:p>11</text:p>
          </table:table-cell>
          <table:table-cell table:formula="of:=MIN([.B5];[.B12];[.B18];[.B24])" office:value-type="float" office:value="40" calcext:value-type="float">
            <text:p>40</text:p>
          </table:table-cell>
          <table:table-cell/>
          <table:table-cell table:formula="of:=MIN([.D5];[.D12];[.D18];[.D24])" office:value-type="float" office:value="0.903315" calcext:value-type="float">
            <text:p>0.903315</text:p>
          </table:table-cell>
          <table:table-cell table:number-columns-repeated="2"/>
          <table:table-cell table:formula="of:=MIN([.G5];[.G12];[.G18];[.G24])" office:value-type="float" office:value="0.00018048" calcext:value-type="float">
            <text:p>0.00018048</text:p>
          </table:table-cell>
          <table:table-cell table:number-columns-repeated="9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(x)</text:p>
          </table:table-cell>
          <table:table-cell office:value-type="float" office:value="0.834755" calcext:value-type="float">
            <text:p>0.834755</text:p>
          </table:table-cell>
          <table:table-cell/>
          <table:table-cell office:value-type="string" calcext:value-type="string">
            <text:p>compl</text:p>
          </table:table-cell>
          <table:table-cell office:value-type="float" office:value="0.0898952" calcext:value-type="float">
            <text:p>0.089895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(x)</text:p>
          </table:table-cell>
          <table:table-cell office:value-type="float" office:value="0.748323" calcext:value-type="float">
            <text:p>0.748323</text:p>
          </table:table-cell>
          <table:table-cell/>
          <table:table-cell office:value-type="string" calcext:value-type="string">
            <text:p>compl</text:p>
          </table:table-cell>
          <table:table-cell office:value-type="float" office:value="0.018113" calcext:value-type="float">
            <text:p>0.0181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(x)</text:p>
          </table:table-cell>
          <table:table-cell office:value-type="float" office:value="1.06737" calcext:value-type="float">
            <text:p>1.06737</text:p>
          </table:table-cell>
          <table:table-cell/>
          <table:table-cell office:value-type="string" calcext:value-type="string">
            <text:p>compl</text:p>
          </table:table-cell>
          <table:table-cell office:value-type="float" office:value="0.0811955" calcext:value-type="float">
            <text:p>0.081195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(x)</text:p>
          </table:table-cell>
          <table:table-cell office:value-type="float" office:value="545.756" calcext:value-type="float">
            <text:p>545.756</text:p>
          </table:table-cell>
          <table:table-cell/>
          <table:table-cell office:value-type="string" calcext:value-type="string">
            <text:p>compl</text:p>
          </table:table-cell>
          <table:table-cell office:value-type="float" office:value="160.371" calcext:value-type="float">
            <text:p>160.37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(x)</text:p>
          </table:table-cell>
          <table:table-cell office:value-type="float" office:value="0.963189" calcext:value-type="float">
            <text:p>0.963189</text:p>
          </table:table-cell>
          <table:table-cell/>
          <table:table-cell office:value-type="string" calcext:value-type="string">
            <text:p>compl</text:p>
          </table:table-cell>
          <table:table-cell office:value-type="float" office:value="0.0451753" calcext:value-type="float">
            <text:p>0.045175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(x)</text:p>
          </table:table-cell>
          <table:table-cell office:value-type="float" office:value="0.865884" calcext:value-type="float">
            <text:p>0.865884</text:p>
          </table:table-cell>
          <table:table-cell/>
          <table:table-cell office:value-type="string" calcext:value-type="string">
            <text:p>compl</text:p>
          </table:table-cell>
          <table:table-cell office:value-type="float" office:value="0.0263624" calcext:value-type="float">
            <text:p>0.0263624</text:p>
          </table:table-cell>
          <table:table-cell table:number-columns-repeated="6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5"/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(x)</text:p>
          </table:table-cell>
          <table:table-cell office:value-type="float" office:value="1.28356" calcext:value-type="float">
            <text:p>1.28356</text:p>
          </table:table-cell>
          <table:table-cell table:formula="of:=[.I43]-[.I67]" office:value-type="float" office:value="1.28356" calcext:value-type="float">
            <text:p>1.28356</text:p>
          </table:table-cell>
          <table:table-cell office:value-type="string" calcext:value-type="string">
            <text:p>compl</text:p>
          </table:table-cell>
          <table:table-cell office:value-type="float" office:value="0.0692544" calcext:value-type="float">
            <text:p>0.069254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(x)</text:p>
          </table:table-cell>
          <table:table-cell office:value-type="float" office:value="0.805373" calcext:value-type="float">
            <text:p>0.805373</text:p>
          </table:table-cell>
          <table:table-cell table:formula="of:=[.I44]-[.I68]" office:value-type="float" office:value="0.805373" calcext:value-type="float">
            <text:p>0.805373</text:p>
          </table:table-cell>
          <table:table-cell office:value-type="string" calcext:value-type="string">
            <text:p>compl</text:p>
          </table:table-cell>
          <table:table-cell office:value-type="float" office:value="0.0277255" calcext:value-type="float">
            <text:p>0.027725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(x)</text:p>
          </table:table-cell>
          <table:table-cell office:value-type="float" office:value="1.428" calcext:value-type="float">
            <text:p>1.428</text:p>
          </table:table-cell>
          <table:table-cell table:formula="of:=[.I45]-[.I69]" office:value-type="float" office:value="1.428" calcext:value-type="float">
            <text:p>1.428</text:p>
          </table:table-cell>
          <table:table-cell office:value-type="string" calcext:value-type="string">
            <text:p>compl</text:p>
          </table:table-cell>
          <table:table-cell office:value-type="float" office:value="0.00324022" calcext:value-type="float">
            <text:p>0.0032402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(x)</text:p>
          </table:table-cell>
          <table:table-cell office:value-type="float" office:value="2.31897" calcext:value-type="float">
            <text:p>2.31897</text:p>
          </table:table-cell>
          <table:table-cell table:formula="of:=[.I46]-[.I70]" office:value-type="float" office:value="2.31897" calcext:value-type="float">
            <text:p>2.31897</text:p>
          </table:table-cell>
          <table:table-cell office:value-type="string" calcext:value-type="string">
            <text:p>compl</text:p>
          </table:table-cell>
          <table:table-cell office:value-type="float" office:value="0.607439" calcext:value-type="float">
            <text:p>0.60743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(x)</text:p>
          </table:table-cell>
          <table:table-cell office:value-type="float" office:value="0.865884" calcext:value-type="float">
            <text:p>0.865884</text:p>
          </table:table-cell>
          <table:table-cell table:formula="of:=[.I47]-[.I71]" office:value-type="float" office:value="0.865884" calcext:value-type="float">
            <text:p>0.865884</text:p>
          </table:table-cell>
          <table:table-cell office:value-type="string" calcext:value-type="string">
            <text:p>compl</text:p>
          </table:table-cell>
          <table:table-cell office:value-type="float" office:value="0.0263624" calcext:value-type="float">
            <text:p>0.026362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1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01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1P0"/>
    </number:currency-style>
    <number:currency-style style:name="N102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02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2P0"/>
    </number:currency-style>
    <number:currency-style style:name="N103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03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3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0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30T10:53:59.291371627</meta:creation-date>
    <dc:date>2014-09-30T14:10:08.403246573</dc:date>
    <meta:editing-duration>PT3H14M17S</meta:editing-duration>
    <meta:editing-cycles>7</meta:editing-cycles>
    <meta:generator>LibreOffice/4.2.6.3$Linux_X86_64 LibreOffice_project/420m0$Build-3</meta:generator>
    <meta:document-statistic meta:table-count="1" meta:cell-count="267" meta:object-count="0"/>
  </office:meta>
</office:document-meta>
</file>